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82eb8"/>
    </style:style>
    <style:style style:name="P2" style:family="paragraph" style:parent-style-name="Standard">
      <style:text-properties officeooo:paragraph-rsid="00182eb8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409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9pt" fo:font-weight="normal" style:font-size-asian="9pt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9pt" fo:font-weight="normal" style:font-size-asian="9pt" style:font-weight-asian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82eb8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409cm"/>
        </style:tab-stops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82eb8"/>
    </style:style>
    <style:style style:name="P13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officeooo:paragraph-rsid="00182eb8" style:font-size-asian="12pt" style:font-weight-asian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409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10pt" fo:font-weight="bold" style:font-size-asian="10pt" style:font-weight-asian="bold"/>
    </style:style>
    <style:style style:name="T5" style:family="text">
      <style:text-properties fo:color="#000000" style:font-name="TimesNewRomanPSMT" fo:font-size="8pt" fo:font-weight="normal" style:font-size-asian="8pt" style:font-weight-asian="normal"/>
    </style:style>
    <style:style style:name="T6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7" style:family="text">
      <style:text-properties fo:color="#000000" style:font-name="Times New Roman" fo:font-size="12pt" fo:font-weight="normal" style:font-size-asian="12pt" style:font-weight-asian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chiarazione sostitutiva di certificazione </text:p>
      <text:p text:style-name="P15">(Art. 46 T.U. 28-12-2000 n.445)</text:p>
      <text:p text:style-name="P3"/>
      <text:p text:style-name="P1"><text:span text:style-name="T6">I</text:span>o sottoscritt{%= @oa %} <text:span text:style-name="T8">{%= @persona.nome %} {%= @persona.cognome %}</text:span>, codice fiscale <text:span text:style-name="T8">{%= @persona.codice_fiscale %}</text:span>,</text:p>
      <text:p text:style-name="P2"><text:span text:style-name="T9">nat{%= @oa%} a </text:span><text:span text:style-name="T10">{%= @persona.comune_nascita %}</text:span><text:span text:style-name="T9"> il </text:span><text:span text:style-name="T10">{%= @persona.data_nascita.lformat(:short) %}</text:span><text:span text:style-name="T9">, </text:span></text:p>
      <text:p text:style-name="P12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16">consapevole delle sanzioni penali, nel caso di dichiarazioni non veritiere, di formazione o uso di atti falsi, richiamate dall'art.76 del D.P.R. 445 del 28 Dicembre 2000</text:p>
      <text:p text:style-name="P6"/>
      <text:p text:style-name="P15">DICHIARO</text:p>
      <text:p text:style-name="P7"/>
      <text:p text:style-name="P3">di aver assolto ai seguenti obblighi contributivi:</text:p>
      <text:p text:style-name="P3"/>
      <text:p text:style-name="P11"><text:span text:style-name="T4"><text:tab/></text:span><text:span text:style-name="T2">nei confronti di . . . . . . . . . . . . . . . . . . per il periodo . . . . . . . . . . . . . . avendo versato €. . . . . . . . . </text:span></text:p>
      <text:p text:style-name="P4"><text:tab/>nei confronti di . . . . . . . . . . . . . . . . . . per il periodo . . . . . . . . . . . . . . avendo versato €. . . . . . . . . </text:p>
      <text:p text:style-name="P4"><text:tab/>nei confronti di . . . . . . . . . . . . . . . . . . per il periodo . . . . . . . . . . . . . . avendo versato €. . . . . . . . . </text:p>
      <text:p text:style-name="P4"><text:tab/>nei confronti di . . . . . . . . . . . . . . . . . . per il periodo . . . . . . . . . . . . . . avendo versato €. . . . . . . . . </text:p>
      <text:p text:style-name="P4"><text:tab/>nei confronti di . . . . . . . . . . . . . . . . . . per il periodo . . . . . . . . . . . . . . avendo versato €. . . . . . . . . </text:p>
      <text:p text:style-name="P4"><text:tab/>nei confronti di . . . . . . . . . . . . . . . . . . per il periodo . . . . . . . . . . . . . . avendo versato €. . . . . . . . . </text:p>
      <text:p text:style-name="P4"/>
      <text:p text:style-name="P17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13"/>
      <text:p text:style-name="P3"/>
      <text:p text:style-name="P10"><text:span text:style-name="T3">……………………………, <text:s/></text:span><text:span text:style-name="T7">li <text:s/>{%= @data %}</text:span></text:p>
      <text:p text:style-name="P9"><text:span text:style-name="T2"><text:s text:c="18"/></text:span><text:span text:style-name="T5">(luogo)</text:span></text:p>
      <text:p text:style-name="P9"/>
      <text:p text:style-name="P9"/>
      <text:p text:style-name="P21"/>
      <text:p text:style-name="P20"><text:tab/>………………………………</text:p>
      <text:p text:style-name="P8"/>
      <text:p text:style-name="P8"><text:tab/>(firma non autenticata)</text:p>
      <text:p text:style-name="P5"/>
      <text:p text:style-name="P23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02cm" fo:margin-bottom="1.367cm" fo:margin-left="2cm" fo:margin-right="2cm" style:writing-mode="lr-tb" style:layout-grid-color="#c0c0c0" style:layout-grid-lines="251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creation-date>2015-09-29T10:03:36.316125000</meta:creation-date>
    <meta:editing-cycles>2</meta:editing-cycles>
    <meta:editing-duration>PT8S</meta:editing-duration>
    <dc:date>2015-09-29T10:03:38.015731000</dc:date>
    <meta:document-statistic meta:table-count="0" meta:image-count="0" meta:object-count="0" meta:page-count="1" meta:paragraph-count="20" meta:word-count="459" meta:character-count="2033" meta:non-whitespace-character-count="1550"/>
  </office:meta>
</office:document-meta>
</file>